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A20000005B06D549AE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9cm, 13.661cm, 0.689cm, 13.196cm)" draw:image-opacity="100%" style:mirror="none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svg:stroke-color="#ff0000" draw:marker-start-width="0.275cm" draw:marker-end="Rounded_20_short_20_Arrow" draw:marker-end-width="0.1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558cm" svg:height="10.181cm" svg:x="4.657cm" svg:y="1.299cm">
          <draw:image xlink:href="Pictures/1000000000000A20000005B06D549AE8.png" xlink:type="simple" xlink:show="embed" xlink:actuate="onLoad">
            <text:p/>
          </draw:image>
        </draw:frame>
        <draw:custom-shape draw:style-name="gr2" draw:text-style-name="P1" draw:layer="layout" svg:width="2.929cm" svg:height="2.202cm" svg:x="6.459cm" svg:y="8.16cm">
          <text:p/>
          <draw:enhanced-geometry svg:viewBox="0 0 21600 21600" draw:glue-points="10800 0 3163 3163 0 10800 3163 18437 10800 21600 18437 18437 21600 10800 18437 3163" draw:text-areas="3163 3163 18437 18437" draw:type="ring" draw:modifiers="571.2490180675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3.444cm" svg:height="0.725cm" svg:x="4.665cm" svg:y="10.563cm">
          <draw:text-box>
            <text:p text:style-name="P2"><text:span text:style-name="T1">Display group 1</text:span></text:p>
          </draw:text-box>
        </draw:frame>
        <draw:line draw:style-name="gr4" draw:text-style-name="P1" draw:layer="layout" svg:x1="6.754cm" svg:y1="10.722cm" svg:x2="7.079cm" svg:y2="10.227cm">
          <text:p/>
        </draw:line>
        <draw:custom-shape draw:style-name="gr2" draw:text-style-name="P1" draw:layer="layout" svg:width="2.929cm" svg:height="2.202cm" svg:x="11.581cm" svg:y="8.112cm">
          <text:p/>
          <draw:enhanced-geometry svg:viewBox="0 0 21600 21600" draw:glue-points="10800 0 3163 3163 0 10800 3163 18437 10800 21600 18437 18437 21600 10800 18437 3163" draw:text-areas="3163 3163 18437 18437" draw:type="ring" draw:modifiers="571.2490180675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3.444cm" svg:height="0.725cm" svg:x="13.009cm" svg:y="10.468cm">
          <draw:text-box>
            <text:p text:style-name="P2"><text:span text:style-name="T1">Display group 2</text:span></text:p>
          </draw:text-box>
        </draw:frame>
        <draw:line draw:style-name="gr4" draw:text-style-name="P1" draw:layer="layout" svg:x1="14.398cm" svg:y1="10.627cm" svg:x2="14.018cm" svg:y2="10.103cm">
          <text:p/>
        </draw:line>
        <draw:custom-shape draw:style-name="gr2" draw:text-style-name="P1" draw:layer="layout" svg:width="1.9cm" svg:height="1.464cm" svg:x="6.843cm" svg:y="5.511cm">
          <text:p/>
          <draw:enhanced-geometry svg:viewBox="0 0 21600 21600" draw:glue-points="10800 0 3163 3163 0 10800 3163 18437 10800 21600 18437 18437 21600 10800 18437 3163" draw:text-areas="3163 3163 18437 18437" draw:type="ring" draw:modifiers="571.2490180675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3.444cm" svg:height="0.725cm" svg:x="4.449cm" svg:y="7.029cm">
          <draw:text-box>
            <text:p text:style-name="P2"><text:span text:style-name="T1">Display group 3</text:span></text:p>
          </draw:text-box>
        </draw:frame>
        <draw:line draw:style-name="gr4" draw:text-style-name="P1" draw:layer="layout" svg:x1="6.685cm" svg:y1="7.211cm" svg:x2="7.01cm" svg:y2="6.716cm">
          <text:p/>
        </draw:line>
        <draw:custom-shape draw:style-name="gr2" draw:text-style-name="P1" draw:layer="layout" svg:width="2.929cm" svg:height="2.202cm" svg:x="6.16cm" svg:y="2.159cm">
          <text:p/>
          <draw:enhanced-geometry svg:viewBox="0 0 21600 21600" draw:glue-points="10800 0 3163 3163 0 10800 3163 18437 10800 21600 18437 18437 21600 10800 18437 3163" draw:text-areas="3163 3163 18437 18437" draw:type="ring" draw:modifiers="571.2490180675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3.444cm" svg:height="0.725cm" svg:x="4.904cm" svg:y="1.524cm">
          <draw:text-box>
            <text:p text:style-name="P2"><text:span text:style-name="T1">Display group 4</text:span></text:p>
          </draw:text-box>
        </draw:frame>
        <draw:line draw:style-name="gr4" draw:text-style-name="P1" draw:layer="layout" svg:x1="5.945cm" svg:y1="2.121cm" svg:x2="6.344cm" svg:y2="2.568cm">
          <text:p/>
        </draw:line>
        <draw:custom-shape draw:style-name="gr2" draw:text-style-name="P1" draw:layer="layout" svg:width="2.929cm" svg:height="2.202cm" svg:x="11.461cm" svg:y="2.16cm">
          <text:p/>
          <draw:enhanced-geometry svg:viewBox="0 0 21600 21600" draw:glue-points="10800 0 3163 3163 0 10800 3163 18437 10800 21600 18437 18437 21600 10800 18437 3163" draw:text-areas="3163 3163 18437 18437" draw:type="ring" draw:modifiers="571.2490180675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3.444cm" svg:height="0.725cm" svg:x="12.905cm" svg:y="1.425cm">
          <draw:text-box>
            <text:p text:style-name="P2"><text:span text:style-name="T1">Display group 5</text:span></text:p>
          </draw:text-box>
        </draw:frame>
        <draw:line draw:style-name="gr4" draw:text-style-name="P1" draw:layer="layout" svg:x1="14.727cm" svg:y1="2.06cm" svg:x2="14.189cm" svg:y2="2.5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4:23:57</meta:creation-date>
    <dc:date>2012-11-18T14:38:20</dc:date>
    <meta:editing-duration>PT12M5S</meta:editing-duration>
    <meta:editing-cycles>8</meta:editing-cycles>
    <meta:generator>LibreOffice/3.5$Linux_x86 LibreOffice_project/350m1$Build-2</meta:generator>
    <meta:document-statistic meta:object-count="16"/>
  </office:meta>
</office:document-meta>
</file>